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8.656cm"/>
    </style:style>
    <style:style style:name="gr2" style:family="graphic" style:parent-style-name="standard">
      <style:graphic-properties draw:textarea-horizontal-align="justify" draw:textarea-vertical-align="middle" draw:auto-grow-height="false" fo:min-height="2.818cm" fo:min-width="6.868cm"/>
    </style:style>
    <style:style style:name="gr3" style:family="graphic" style:parent-style-name="standard">
      <style:graphic-properties draw:textarea-horizontal-align="justify" draw:textarea-vertical-align="middle" draw:auto-grow-height="false" fo:min-height="2.818cm" fo:min-width="9.0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18cm" fo:min-width="10.568cm"/>
    </style:style>
    <style:style style:name="gr6" style:family="graphic" style:parent-style-name="standard">
      <style:graphic-properties draw:textarea-horizontal-align="justify" draw:textarea-vertical-align="middle" draw:auto-grow-height="false" fo:min-height="2.818cm" fo:min-width="15.268cm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1" draw:id="id11" draw:layer="layout" svg:width="9.4cm" svg:height="2.5cm" svg:x="44cm" svg:y="22.2cm">
          <text:p text:style-name="P1">Waiting for first tok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7.7cm" svg:height="3.4cm" svg:x="45.7cm" svg:y="26.9cm">
          <text:p text:style-name="P1">Waiting for DB 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7.7cm" svg:height="3.4cm" svg:x="45.4cm" svg:y="35.1cm">
          <text:p text:style-name="P1">Waiting for DB 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9.9cm" svg:height="3.4cm" svg:x="73cm" svg:y="31.5cm">
          <text:p text:style-name="P1">Waiting for attribute 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9.9cm" svg:height="3.4cm" svg:x="99.7cm" svg:y="49.4cm">
          <text:p text:style-name="P1">Waiting for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94.3cm" svg:y1="34.9cm" svg:x2="104.65cm" svg:y2="49.4cm" draw:start-shape="id1" draw:start-glue-point="2" draw:end-shape="id2" draw:end-glue-point="0" svg:d="M94300 34900c0 10876 10350 3627 10350 14500" svg:viewBox="0 0 10351 14501">
          <text:p text:style-name="P1">NAME_SEPARATOR</text:p>
        </draw:connector>
        <draw:custom-shape draw:style-name="gr3" draw:text-style-name="P1" xml:id="id4" draw:id="id4" draw:layer="layout" svg:width="9.9cm" svg:height="3.4cm" svg:x="43.3cm" svg:y="52.8cm">
          <text:p text:style-name="P1">Waiting for object 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9.9cm" svg:height="3.4cm" svg:x="43.8cm" svg:y="44.1cm">
          <text:p text:style-name="P1">Waiting for array 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48.75cm" svg:y1="47.5cm" svg:x2="48.25cm" svg:y2="52.8cm" draw:start-shape="id3" draw:end-shape="id4" svg:d="M48750 47500c0 3976-500 1327-500 5300" svg:viewBox="0 0 501 5301">
          <text:p text:style-name="P1">BEGIN_ARRAY</text:p>
        </draw:connector>
        <draw:connector draw:style-name="gr4" draw:text-style-name="P2" draw:layer="layout" draw:type="curve" draw:line-skew="0.199cm" svg:x1="99.7cm" svg:y1="51.1cm" svg:x2="84.5cm" svg:y2="51cm" draw:start-shape="id2" draw:end-shape="id5" draw:end-glue-point="1" svg:d="M99700 51100c-11100 0-3500-100-15200-100" svg:viewBox="0 0 15201 101">
          <text:p text:style-name="P1">STRING / store string</text:p>
        </draw:connector>
        <draw:custom-shape draw:style-name="gr5" draw:text-style-name="P1" xml:id="id1" draw:id="id1" draw:layer="layout" svg:width="11.4cm" svg:height="3.4cm" svg:x="88.6cm" svg:y="31.5cm">
          <text:p text:style-name="P1">Waiting for name sepa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49.55cm" svg:y1="30.3cm" svg:x2="49.25cm" svg:y2="35.1cm" draw:start-shape="id6" draw:end-shape="id7" svg:d="M49550 30300c0 3601-300 1202-300 4800" svg:viewBox="0 0 301 4801">
          <text:p text:style-name="P1">STRING / store currentDB</text:p>
        </draw:connector>
        <draw:connector draw:style-name="gr4" draw:text-style-name="P2" draw:layer="layout" draw:type="curve" svg:x1="49.25cm" svg:y1="38.5cm" svg:x2="48.75cm" svg:y2="44.1cm" draw:start-shape="id7" draw:start-glue-point="2" draw:end-shape="id3" svg:d="M49250 38500c0 4201-500 1402-500 5600" svg:viewBox="0 0 501 5601">
          <text:p text:style-name="P1">NAME_SEPARATOR</text:p>
        </draw:connector>
        <draw:connector draw:style-name="gr4" draw:text-style-name="P2" draw:layer="layout" draw:type="curve" svg:x1="53.2cm" svg:y1="54.5cm" svg:x2="73cm" svg:y2="33.2cm" draw:start-shape="id4" draw:start-glue-point="1" draw:end-shape="id8" svg:d="M53200 54500c14851 0 4952-21300 19800-21300" svg:viewBox="0 0 19801 21301">
          <text:p text:style-name="P1">BEGIN_OBJECT</text:p>
        </draw:connector>
        <draw:custom-shape draw:style-name="gr6" draw:text-style-name="P1" xml:id="id5" draw:id="id5" draw:layer="layout" svg:width="16.1cm" svg:height="3.4cm" svg:x="68.4cm" svg:y="49.3cm">
          <text:p text:style-name="P1">Waiting for attribute-separator or end of 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76.45cm" svg:y1="49.3cm" svg:x2="77.95cm" svg:y2="34.9cm" draw:start-shape="id5" draw:start-glue-point="0" draw:end-shape="id8" draw:end-glue-point="2" svg:d="M76450 49300c0-10798 1500-3599 1500-14400" svg:viewBox="0 0 1501 14401">
          <text:p text:style-name="P1">VALUE_SEPARATOR</text:p>
        </draw:connector>
        <draw:connector draw:style-name="gr4" draw:text-style-name="P2" draw:layer="layout" draw:type="curve" svg:x1="76.45cm" svg:y1="52.7cm" svg:x2="73.2cm" svg:y2="56.1cm" draw:start-shape="id5" draw:end-shape="id9" draw:end-glue-point="0" svg:d="M76450 52700c0 2551-3250 852-3250 3400" svg:viewBox="0 0 3251 3401">
          <text:p text:style-name="P1">END_OBJECT</text:p>
        </draw:connector>
        <draw:custom-shape draw:style-name="gr5" draw:text-style-name="P1" xml:id="id9" draw:id="id9" draw:layer="layout" svg:width="11.4cm" svg:height="3.4cm" svg:x="67.5cm" svg:y="56.1cm">
          <text:p text:style-name="P1">Waiting for object-separator <text:s/>or end of arr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67.5cm" svg:y1="57.8cm" svg:x2="48.25cm" svg:y2="56.2cm" draw:start-shape="id9" draw:start-glue-point="3" draw:end-shape="id4" draw:end-glue-point="2" svg:d="M67500 57800c-12834 0-19250-533-19250-1600" svg:viewBox="0 0 19251 1601">
          <text:p text:style-name="P1">VALUE_SEPARATOR</text:p>
        </draw:connector>
        <draw:connector draw:style-name="gr4" draw:text-style-name="P2" draw:layer="layout" draw:type="curve" svg:x1="82.9cm" svg:y1="33.2cm" svg:x2="88.6cm" svg:y2="33.2cm" draw:start-shape="id8" draw:start-glue-point="1" draw:end-shape="id1" draw:end-glue-point="3" svg:d="M82900 33200h5700" svg:viewBox="0 0 5701 1">
          <text:p text:style-name="P1">STRING</text:p>
        </draw:connector>
        <draw:custom-shape draw:style-name="gr5" draw:text-style-name="P1" xml:id="id10" draw:id="id10" draw:layer="layout" svg:width="11.4cm" svg:height="3.4cm" svg:x="44.5cm" svg:y="63.9cm">
          <text:p text:style-name="P1">Waiting for array separator or end of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73.2cm" svg:y1="59.5cm" svg:x2="55.9cm" svg:y2="65.6cm" draw:start-shape="id9" draw:start-glue-point="2" draw:end-shape="id10" draw:end-glue-point="1" svg:d="M73200 59500c0 4067-5766 6100-17300 6100" svg:viewBox="0 0 17301 6101">
          <text:p text:style-name="P1">END_ARRAY</text:p>
        </draw:connector>
        <draw:connector draw:style-name="gr4" draw:text-style-name="P2" draw:layer="layout" draw:type="curve" draw:line-skew="-7.124cm" svg:x1="44.5cm" svg:y1="65.6cm" svg:x2="45.7cm" svg:y2="28.6cm" draw:start-shape="id10" draw:start-glue-point="3" draw:end-shape="id6" svg:d="M44500 65600c-11823 0-12423-37000 1200-37000" svg:viewBox="0 0 10145 37001">
          <text:p text:style-name="P1">VALUE_SEPARATOR</text:p>
        </draw:connector>
        <draw:connector draw:style-name="gr4" draw:text-style-name="P2" draw:layer="layout" draw:type="curve" svg:x1="48.7cm" svg:y1="24.7cm" svg:x2="49.55cm" svg:y2="26.9cm" draw:start-shape="id11" draw:end-shape="id6" draw:end-glue-point="0" svg:d="M48700 24700c0 1651 850 552 850 2200" svg:viewBox="0 0 851 2201">
          <text:p text:style-name="P1">BEGIN_OBJECT</text:p>
        </draw:connector>
        <draw:connector draw:style-name="gr4" draw:text-style-name="P2" draw:layer="layout" draw:type="curve" svg:x1="50.2cm" svg:y1="67.3cm" svg:x2="44cm" svg:y2="69.2cm" draw:start-shape="id10" draw:start-glue-point="2" draw:end-shape="id12" draw:end-glue-point="4" svg:d="M50200 67300c0 1426-6200 477-6200 1900" svg:viewBox="0 0 6201 1901">
          <text:p text:style-name="P1">END_OBJECT</text:p>
        </draw:connector>
        <draw:custom-shape draw:style-name="gr7" draw:text-style-name="P1" xml:id="id12" draw:id="id12" draw:layer="layout" svg:width="3cm" svg:height="3cm" svg:x="42.5cm" svg:y="69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2" draw:layer="layout" draw:type="curve" draw:line-skew="0cm -6.081cm" svg:x1="104.65cm" svg:y1="52.8cm" svg:x2="84.5cm" svg:y2="51cm" draw:start-shape="id2" draw:start-glue-point="2" draw:end-shape="id5" draw:end-glue-point="1" svg:d="M104650 52800c0 753-9315 628-13783-10s-4087-1790-6367-1790" svg:viewBox="0 0 20151 2319">
          <text:p text:style-name="P1">NUMBER / store number</text:p>
        </draw:connector>
        <draw:connector draw:style-name="gr4" draw:text-style-name="P2" draw:layer="layout" draw:type="curve" draw:line-skew="0cm 11.201cm -0.101cm" svg:x1="109.6cm" svg:y1="51.1cm" svg:x2="84.5cm" svg:y2="51cm" draw:start-shape="id2" draw:start-glue-point="1" draw:end-shape="id5" draw:end-glue-point="1" svg:d="M109600 51100c753 0 502 9000-8549 9000s-5301-9100-16551-9100" svg:viewBox="0 0 25370 9101">
          <text:p text:style-name="P1">BOOL / store boo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eff0f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Standard" style:font-family-generic="swiss" style:font-pitch="variable" fo:font-size="18pt" fo:font-style="normal" fo:text-shadow="none" style:text-underline-style="none" fo:font-weight="normal" style:letter-kerning="true" style:font-name-asian="Source Han Serif CN" style:font-family-asian="'Source Han Serif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style:text-outline="tru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7T07:40:00.170369329</meta:creation-date>
    <dc:date>2017-12-27T08:26:32.430540603</dc:date>
    <meta:editing-duration>PT5M17S</meta:editing-duration>
    <meta:editing-cycles>2</meta:editing-cycles>
    <meta:generator>LibreOffice/5.4.4.2$Linux_X86_64 LibreOffice_project/2524958677847fb3bb44820e40380acbe820f960</meta:generator>
    <meta:document-statistic meta:object-count="28"/>
  </office:meta>
</office:document-meta>
</file>